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3354in" table:align="left"/>
    </style:style>
    <style:style style:name="Table1.A" style:family="table-column">
      <style:table-column-properties style:column-width="1.1174in"/>
    </style:style>
    <style:style style:name="Table1.B" style:family="table-column">
      <style:table-column-properties style:column-width="1.9667in"/>
    </style:style>
    <style:style style:name="Table1.C" style:family="table-column">
      <style:table-column-properties style:column-width="1.3292in"/>
    </style:style>
    <style:style style:name="Table1.D" style:family="table-column">
      <style:table-column-properties style:column-width="1.92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7e0021" fo:padding="0.0382in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background-color="#00458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style:font-name="Liberation Sans" fo:font-size="12pt" fo:language="pt" fo:country="PT" fo:font-weight="normal" officeooo:rsid="000d2407" officeooo:paragraph-rsid="00121418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ize="12pt" fo:language="pt" fo:country="PT" fo:font-weight="normal" officeooo:rsid="000d2407" officeooo:paragraph-rsid="004727a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12pt" fo:language="pt" fo:country="PT" fo:font-weight="normal" officeooo:rsid="00483c36" officeooo:paragraph-rsid="00483c3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Liberation Sans" fo:font-size="12pt" fo:language="pt" fo:country="PT" fo:font-weight="normal" officeooo:rsid="00510ea5" officeooo:paragraph-rsid="00510ea5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size="12pt" fo:language="pt" fo:country="PT" fo:font-weight="normal" officeooo:rsid="005572bd" officeooo:paragraph-rsid="005572bd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Liberation Sans" fo:font-size="12pt" fo:language="pt" fo:country="PT" fo:font-weight="normal" officeooo:rsid="0006e621" officeooo:paragraph-rsid="00121418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2pt" fo:language="pt" fo:country="PT" fo:font-weight="normal" officeooo:rsid="00483c36" officeooo:paragraph-rsid="005dc5dd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iberation Sans" fo:font-size="12pt" fo:language="pt" fo:country="PT" fo:font-weight="normal" officeooo:rsid="00483c36" officeooo:paragraph-rsid="00483c36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Liberation Sans" fo:font-size="12pt" fo:language="pt" fo:country="PT" fo:font-weight="normal" officeooo:rsid="0059d9f5" officeooo:paragraph-rsid="0059d9f5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ans" fo:font-size="12pt" fo:language="pt" fo:country="PT" fo:font-weight="normal" officeooo:rsid="0059d9f5" officeooo:paragraph-rsid="0059d9f5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Liberation Sans" fo:font-size="12pt" fo:language="pt" fo:country="PT" fo:font-weight="normal" officeooo:rsid="005fb7f8" officeooo:paragraph-rsid="005fb7f8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Liberation Sans" fo:font-size="12pt" fo:language="pt" fo:country="PT" fo:font-weight="bold" officeooo:rsid="0057dac1" officeooo:paragraph-rsid="0057dac1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Liberation Sans" fo:font-size="12pt" fo:language="pt" fo:country="PT" fo:font-weight="bold" officeooo:rsid="00502f31" officeooo:paragraph-rsid="00502f31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Liberation Sans" fo:font-size="12pt" fo:language="pt" fo:country="PT" fo:font-style="normal" fo:font-weight="bold" officeooo:rsid="0057dac1" officeooo:paragraph-rsid="0057dac1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Liberation Sans" fo:font-size="12pt" fo:language="pt" fo:country="PT" fo:font-style="normal" fo:font-weight="bold" officeooo:rsid="0057dac1" officeooo:paragraph-rsid="006043a4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Liberation Sans" fo:font-size="12pt" fo:language="pt" fo:country="PT" fo:font-style="normal" fo:font-weight="bold" officeooo:rsid="0057dac1" officeooo:paragraph-rsid="0057dac1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Liberation Sans" fo:font-size="12pt" fo:language="pt" fo:country="PT" fo:font-style="normal" fo:font-weight="bold" officeooo:rsid="0057dac1" officeooo:paragraph-rsid="006043a4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ize="14pt" fo:language="pt" fo:country="PT" fo:font-weight="bold" officeooo:rsid="000ad98f" officeooo:paragraph-rsid="0012141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Liberation Sans" fo:font-size="14pt" fo:language="pt" fo:country="PT" fo:font-weight="bold" officeooo:rsid="004c4676" officeooo:paragraph-rsid="004c4676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Liberation Sans" fo:font-size="14pt" fo:language="pt" fo:country="PT" fo:font-weight="bold" officeooo:rsid="002994cc" officeooo:paragraph-rsid="002994cc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Liberation Sans" fo:font-size="14pt" fo:language="pt" fo:country="PT" fo:font-style="normal" fo:font-weight="bold" officeooo:rsid="0057dac1" officeooo:paragraph-rsid="0057dac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1pt" fo:language="pt" fo:country="PT" officeooo:rsid="0059d9f5" officeooo:paragraph-rsid="0059d9f5" style:font-size-asian="11pt" style:font-size-complex="11pt"/>
    </style:style>
    <style:style style:name="T1" style:family="text">
      <style:text-properties fo:font-style="normal" officeooo:rsid="002a372c" style:font-size-asian="10.5pt" style:font-style-asian="normal" style:font-style-complex="normal"/>
    </style:style>
    <style:style style:name="T2" style:family="text">
      <style:text-properties officeooo:rsid="00483c36"/>
    </style:style>
    <style:style style:name="T3" style:family="text">
      <style:text-properties officeooo:rsid="0048a732"/>
    </style:style>
    <style:style style:name="T4" style:family="text">
      <style:text-properties officeooo:rsid="005796fb"/>
    </style:style>
    <style:style style:name="T5" style:family="text">
      <style:text-properties officeooo:rsid="005dc5dd"/>
    </style:style>
    <style:style style:name="T6" style:family="text">
      <style:text-properties fo:font-weight="normal" officeooo:rsid="006043a4" style:font-weight-asian="normal" style:font-weight-complex="normal"/>
    </style:style>
    <style:style style:name="T7" style:family="text">
      <style:text-properties fo:font-weight="normal" officeooo:rsid="00627323" style:font-weight-asian="normal" style:font-weight-complex="normal"/>
    </style:style>
    <style:style style:name="T8" style:family="text">
      <style:text-properties fo:font-weight="normal" officeooo:rsid="0067c96e" style:font-weight-asian="normal" style:font-weight-complex="normal"/>
    </style:style>
    <style:style style:name="T9" style:family="text">
      <style:text-properties fo:font-weight="normal" officeooo:rsid="006de6e9" style:font-weight-asian="normal" style:font-weight-complex="normal"/>
    </style:style>
    <style:style style:name="T10" style:family="text">
      <style:text-properties officeooo:rsid="00650b67"/>
    </style:style>
    <style:style style:name="T11" style:family="text">
      <style:text-properties officeooo:rsid="0065fa1f"/>
    </style:style>
    <style:style style:name="T12" style:family="text">
      <style:text-properties officeooo:rsid="00670ab8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48a732" style:font-style-asian="italic" style:font-style-complex="italic"/>
    </style:style>
    <style:style style:name="T15" style:family="text">
      <style:text-properties fo:font-style="italic" officeooo:rsid="00687244" style:font-style-asian="italic" style:font-style-complex="italic"/>
    </style:style>
    <style:style style:name="T16" style:family="text">
      <style:text-properties style:text-position="super 58%"/>
    </style:style>
    <style:style style:name="T17" style:family="text">
      <style:text-properties officeooo:rsid="006a6792"/>
    </style:style>
    <style:style style:name="T18" style:family="text">
      <style:text-properties officeooo:rsid="006bdcea"/>
    </style:style>
    <style:style style:name="T19" style:family="text">
      <style:text-properties officeooo:rsid="006cab99"/>
    </style:style>
    <style:style style:name="T20" style:family="text">
      <style:text-properties officeooo:rsid="006d2792"/>
    </style:style>
    <style:style style:name="T21" style:family="text">
      <style:text-properties officeooo:rsid="0071bf31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ojeto e Análise de Algoritmos</text:p>
      <text:p text:style-name="P19">Exerc<text:span text:style-name="T10">í</text:span>cio Pr<text:span text:style-name="T10">á</text:span>tico 3</text:p>
      <text:p text:style-name="P1">Bruno Schubert Trindade (121151557)</text:p>
      <text:p text:style-name="P2">Marcos Vin<text:span text:style-name="T1">í</text:span>cius Treviso (121150107)</text:p>
      <text:p text:style-name="P6"/>
      <text:p text:style-name="P6"/>
      <text:p text:style-name="P6"/>
      <text:p text:style-name="P20">1 - Análise <text:span text:style-name="T2">usando Python3:</text:span></text:p>
      <text:p text:style-name="P20"/>
      <text:p text:style-name="P7"><text:tab/>O algoritmo foi executado dividindo os valores do tamanho das m<text:span text:style-name="T10">ú</text:span>sicas e da mochila por 10<text:span text:style-name="T16">3</text:span>, ou seja, <text:span text:style-name="T5">a representção do tamanho foi abstraída</text:span> para Kb. </text:p>
      <text:p text:style-name="P7"><text:span text:style-name="T3"><text:tab/>É importante salientar que o algoritmo de programação dinâmica utilizado, faz com que a cada iteração </text:span><text:span text:style-name="T15">m</text:span><text:span text:style-name="T3"> faça mais </text:span><text:span text:style-name="T14">n</text:span><text:span text:style-name="T3"> iterações para copiar a segunda linha da matriz para a primeira. Porém mesmo assim, a complexidade continua O(nm).</text:span></text:p>
      <text:p text:style-name="P8"/>
      <text:p text:style-name="P8"/>
      <text:p text:style-name="P12"><text:span text:style-name="T21">1.1 - </text:span>Solu<text:span text:style-name="T10">çã</text:span>o encontrada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9">Algoritmo Guloso</text:p>
          </table:table-cell>
          <table:covered-table-cell/>
          <table:table-cell table:style-name="Table1.C1" table:number-columns-spanned="2" office:value-type="string">
            <text:p text:style-name="P9">Algoritmo <text:s/>programação dinâmica</text:p>
          </table:table-cell>
          <table:covered-table-cell/>
        </table:table-row>
        <table:table-row>
          <table:table-cell table:style-name="Table1.A2" office:value-type="string">
            <text:p text:style-name="P22">Coleção:</text:p>
          </table:table-cell>
          <table:table-cell table:style-name="Table1.A2" office:value-type="string">
            <text:p text:style-name="P22">Resposta:</text:p>
          </table:table-cell>
          <table:table-cell table:style-name="Table1.A2" office:value-type="string">
            <text:p text:style-name="P22">Coleção:</text:p>
          </table:table-cell>
          <table:table-cell table:style-name="Table1.D2" office:value-type="string">
            <text:p text:style-name="P22">Resposta:</text:p>
          </table:table-cell>
        </table:table-row>
        <table:table-row>
          <table:table-cell table:style-name="Table1.A2" office:value-type="string">
            <text:p text:style-name="P22">01</text:p>
          </table:table-cell>
          <table:table-cell table:style-name="Table1.A2" office:value-type="string">
            <text:p text:style-name="P22">6</text:p>
          </table:table-cell>
          <table:table-cell table:style-name="Table1.A2" office:value-type="string">
            <text:p text:style-name="P22">01</text:p>
          </table:table-cell>
          <table:table-cell table:style-name="Table1.D2" office:value-type="string">
            <text:p text:style-name="P22">6</text:p>
          </table:table-cell>
        </table:table-row>
        <table:table-row>
          <table:table-cell table:style-name="Table1.A2" office:value-type="string">
            <text:p text:style-name="P22">02</text:p>
          </table:table-cell>
          <table:table-cell table:style-name="Table1.A2" office:value-type="string">
            <text:p text:style-name="P22">15</text:p>
          </table:table-cell>
          <table:table-cell table:style-name="Table1.A2" office:value-type="string">
            <text:p text:style-name="P22">02</text:p>
          </table:table-cell>
          <table:table-cell table:style-name="Table1.D2" office:value-type="string">
            <text:p text:style-name="P22">15</text:p>
          </table:table-cell>
        </table:table-row>
        <table:table-row>
          <table:table-cell table:style-name="Table1.A2" office:value-type="string">
            <text:p text:style-name="P22">03</text:p>
          </table:table-cell>
          <table:table-cell table:style-name="Table1.A2" office:value-type="string">
            <text:p text:style-name="P22">46</text:p>
          </table:table-cell>
          <table:table-cell table:style-name="Table1.A2" office:value-type="string">
            <text:p text:style-name="P22">03</text:p>
          </table:table-cell>
          <table:table-cell table:style-name="Table1.D2" office:value-type="string">
            <text:p text:style-name="P22">46</text:p>
          </table:table-cell>
        </table:table-row>
        <table:table-row>
          <table:table-cell table:style-name="Table1.A2" office:value-type="string">
            <text:p text:style-name="P22">04</text:p>
          </table:table-cell>
          <table:table-cell table:style-name="Table1.A2" office:value-type="string">
            <text:p text:style-name="P22">51</text:p>
          </table:table-cell>
          <table:table-cell table:style-name="Table1.A2" office:value-type="string">
            <text:p text:style-name="P22">04</text:p>
          </table:table-cell>
          <table:table-cell table:style-name="Table1.D2" office:value-type="string">
            <text:p text:style-name="P22">51</text:p>
          </table:table-cell>
        </table:table-row>
        <table:table-row>
          <table:table-cell table:style-name="Table1.A2" office:value-type="string">
            <text:p text:style-name="P22">05</text:p>
          </table:table-cell>
          <table:table-cell table:style-name="Table1.A2" office:value-type="string">
            <text:p text:style-name="P22">65</text:p>
          </table:table-cell>
          <table:table-cell table:style-name="Table1.A2" office:value-type="string">
            <text:p text:style-name="P22">05</text:p>
          </table:table-cell>
          <table:table-cell table:style-name="Table1.D2" office:value-type="string">
            <text:p text:style-name="P22">65</text:p>
          </table:table-cell>
        </table:table-row>
        <table:table-row>
          <table:table-cell table:style-name="Table1.A2" office:value-type="string">
            <text:p text:style-name="P22">06</text:p>
          </table:table-cell>
          <table:table-cell table:style-name="Table1.A2" office:value-type="string">
            <text:p text:style-name="P22">84</text:p>
          </table:table-cell>
          <table:table-cell table:style-name="Table1.A2" office:value-type="string">
            <text:p text:style-name="P22">06</text:p>
          </table:table-cell>
          <table:table-cell table:style-name="Table1.D2" office:value-type="string">
            <text:p text:style-name="P22">84</text:p>
          </table:table-cell>
        </table:table-row>
        <table:table-row>
          <table:table-cell table:style-name="Table1.A2" office:value-type="string">
            <text:p text:style-name="P22">07</text:p>
          </table:table-cell>
          <table:table-cell table:style-name="Table1.A2" office:value-type="string">
            <text:p text:style-name="P22">133</text:p>
          </table:table-cell>
          <table:table-cell table:style-name="Table1.A2" office:value-type="string">
            <text:p text:style-name="P22">07</text:p>
          </table:table-cell>
          <table:table-cell table:style-name="Table1.D2" office:value-type="string">
            <text:p text:style-name="P22">133</text:p>
          </table:table-cell>
        </table:table-row>
        <table:table-row>
          <table:table-cell table:style-name="Table1.A2" office:value-type="string">
            <text:p text:style-name="P22">08</text:p>
          </table:table-cell>
          <table:table-cell table:style-name="Table1.A2" office:value-type="string">
            <text:p text:style-name="P22">175</text:p>
          </table:table-cell>
          <table:table-cell table:style-name="Table1.A2" office:value-type="string">
            <text:p text:style-name="P22">08</text:p>
          </table:table-cell>
          <table:table-cell table:style-name="Table1.D2" office:value-type="string">
            <text:p text:style-name="P22">175</text:p>
          </table:table-cell>
        </table:table-row>
        <table:table-row>
          <table:table-cell table:style-name="Table1.A11" office:value-type="string">
            <text:p text:style-name="P22">09</text:p>
          </table:table-cell>
          <table:table-cell table:style-name="Table1.A11" office:value-type="string">
            <text:p text:style-name="P22">236</text:p>
          </table:table-cell>
          <table:table-cell table:style-name="Table1.C11" office:value-type="string">
            <text:p text:style-name="P22">09</text:p>
          </table:table-cell>
          <table:table-cell table:style-name="Table1.D11" office:value-type="string">
            <text:p text:style-name="P22">238</text:p>
          </table:table-cell>
        </table:table-row>
        <table:table-row>
          <table:table-cell table:style-name="Table1.A2" office:value-type="string">
            <text:p text:style-name="P22">10</text:p>
          </table:table-cell>
          <table:table-cell table:style-name="Table1.A2" office:value-type="string">
            <text:p text:style-name="P22">256</text:p>
          </table:table-cell>
          <table:table-cell table:style-name="Table1.A2" office:value-type="string">
            <text:p text:style-name="P22">10</text:p>
          </table:table-cell>
          <table:table-cell table:style-name="Table1.D2" office:value-type="string">
            <text:p text:style-name="P22">256</text:p>
          </table:table-cell>
        </table:table-row>
      </table:table>
      <text:p text:style-name="P10"/>
      <text:p text:style-name="P11">A <text:span text:style-name="T10">ú</text:span>nica divergencia foi para a <text:span text:style-name="T17">c</text:span>oleção 09, onde o algoritmo guloso n<text:span text:style-name="T10">ã</text:span>o retornou a resposta <text:span text:style-name="T10">esperada</text:span>, <text:span text:style-name="T11">já</text:span> o de programação dinâmica sim.</text:p>
      <text:p text:style-name="P8"/>
      <text:p text:style-name="P8"/>
      <text:p text:style-name="P13"><text:soft-page-break/><text:span text:style-name="T21">1.2 - </text:span>Tempo de execução:</text:p>
      <text:p text:style-name="P3"><draw:frame draw:style-name="fr1" draw:name="Object1" text:anchor-type="paragraph" svg:width="6.2984in" svg:height="3.8638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tab/><text:span text:style-name="T12">É</text:span> poss<text:span text:style-name="T12">í</text:span>vel <text:span text:style-name="T12">analisar </text:span>atrav<text:span text:style-name="T12">é</text:span>s da curva obtida no gráfico que, o algoritmo possui um<text:span text:style-name="T12">a</text:span> complexidade linear, algo t<text:span text:style-name="T12">í</text:span>pico de um algoritmo guloso. A principal incoveni<text:span text:style-name="T12">ê</text:span>ncia no gráfico <text:span text:style-name="T12">é</text:span> quando a quarta <text:span text:style-name="T12">c</text:span>oleção <text:span text:style-name="T12">é</text:span> executad<text:span text:style-name="T12">a</text:span>, possuindo um tempo inferior a <text:span text:style-name="T12">c</text:span>oleção anterior. <text:span text:style-name="T12">I</text:span>sso acontece devido ao fato que a capacidade m<text:span text:style-name="T12">á</text:span>xima da mochila na <text:span text:style-name="T12">c</text:span>oleção 3 é maior que a <text:span text:style-name="T12">da coleção 4</text:span>.</text:p>
      <text:p text:style-name="P3"><draw:frame draw:style-name="fr1" draw:name="Object2" text:anchor-type="paragraph" svg:width="6.2984in" svg:height="3.542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soft-page-break/><text:tab/>No gráfico fica vis<text:span text:style-name="T12">í</text:span>vel <text:s/>que, de acordo com que o tamanho <text:span text:style-name="T18">da </text:span>mochila e quantidade de músicas aumenta, o <text:span text:style-name="T12">curva</text:span> tende a se estender linearmente formando a parte direita de uma par<text:span text:style-name="T20">á</text:span>bola. Ou seja, a complexidade do algoritmo tende a <text:span text:style-name="T12">se assemelhar</text:span> <text:span text:style-name="T4">de</text:span> <text:span text:style-name="T4">O(</text:span>n<text:span text:style-name="T16">2</text:span><text:span text:style-name="T4">)</text:span>, entratanto, a real com<text:span text:style-name="T19">p</text:span>lexidade dele é <text:span text:style-name="T4">O(</text:span>nm<text:span text:style-name="T4">)</text:span>, para <text:span text:style-name="T13">n</text:span> igual a tamanho da mochila e <text:span text:style-name="T13">m</text:span> igual a quantidade de músicas <text:span text:style-name="T20">à</text:span> serem selecionadas.</text:p>
      <text:p text:style-name="P3"/>
      <text:p text:style-name="P3"/>
      <text:p text:style-name="P3"/>
      <text:p text:style-name="P21">2 – Conclusao:</text:p>
      <text:p text:style-name="P14"><text:tab/></text:p>
      <text:p text:style-name="P16"><text:tab/><text:span text:style-name="T6">O algoritmo guloso pode ser usado para quest</text:span><text:span text:style-name="T8">õe</text:span><text:span text:style-name="T6">s cuja integridade da resposta n</text:span><text:span text:style-name="T8">ã</text:span><text:span text:style-name="T6">o influenci</text:span><text:span text:style-name="T8">e</text:span><text:span text:style-name="T6"> no resultado final do programa, pois como visto nos gráficos, o tempo de execução <text:s text:c="2"/>dele é demasiadamente baixo se comparado ao de programação dinâmica.</text:span></text:p>
      <text:p text:style-name="P17"><text:span text:style-name="T6"><text:tab/>Em contrapartida, o algoritmo de programação dinâmica encontra a solução correta para todos os casos, por</text:span><text:span text:style-name="T9">é</text:span><text:span text:style-name="T6">m o tempo de execução não é muito bom. Todavia, o tempo de execução não é algo oneroso, h</text:span><text:span text:style-name="T8">á</text:span><text:span text:style-name="T6"> possibilidade de </text:span><text:span text:style-name="T8">usar o algoritmo</text:span><text:span text:style-name="T6"> em aplica</text:span><text:span text:style-name="T8">çõ</text:span><text:span text:style-name="T6">es, cujos dados usados n</text:span><text:span text:style-name="T8">ã</text:span><text:span text:style-name="T6">o </text:span><text:span text:style-name="T8">passem</text:span><text:span text:style-name="T6"> da casa dos milh</text:span><text:span text:style-name="T8">õ</text:span><text:span text:style-name="T6">es, sem que afete na velocidade da resposta.</text:span></text:p>
      <text:p text:style-name="P17"><text:span text:style-name="T6"><text:tab/>Outro problema no algoritmo de programação dinâmica, al</text:span><text:span text:style-name="T8">é</text:span><text:span text:style-name="T6">m do tempo de execução <text:s/>fora do ideal, <text:s/>é a quantidade de mem</text:span><text:span text:style-name="T8">ó</text:span><text:span text:style-name="T6">ria principal utilizada para armazenar as respostadas previamente obtidas, no caso do problema da mochila bin</text:span><text:span text:style-name="T8">á</text:span><text:span text:style-name="T6">ria, deu para contornar tranquilamente apenas usando uma matriz com duas linhas, o que diminuiu consideravelmente a quantidade usada. Entretanto, devemos analisar bem o problema e o tipo de resposta esperada antes de escolher determinado tipo de algoritmo. <text:s/></text:span></text:p>
      <text:p text:style-name="P15"><text:span text:style-name="T6"><text:tab/></text:span><text:span text:style-name="T7">O trabalho demonstrou que uma escolha gulos</text:span><text:span text:style-name="T8">a</text:span><text:span text:style-name="T7"> pode beneficiar em rela</text:span><text:span text:style-name="T8">çã</text:span><text:span text:style-name="T7">o ao baixo tempo de execução. E o algoritmo de programação dinâmica é uma boa escolha para casos onde a integridade da resposta deve ser </text:span><text:span text:style-name="T8">respeitada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7:27:22.613000120</meta:creation-date>
    <dc:date>2014-03-16T05:56:53.999384054</dc:date>
    <meta:editing-duration>PT9H9M18S</meta:editing-duration>
    <meta:editing-cycles>94</meta:editing-cycles>
    <meta:generator>LibreOffice/4.1.3.2$Linux_X86_64 LibreOffice_project/410m0$Build-2</meta:generator>
    <dc:creator>MARCOS </dc:creator>
    <meta:document-statistic meta:table-count="1" meta:image-count="0" meta:object-count="2" meta:page-count="3" meta:paragraph-count="64" meta:word-count="501" meta:character-count="2941" meta:non-whitespace-character-count="24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814cm" xlink:href="." xlink:type="simple" chart:class="chart:line" chart:style-name="ch1">
        <chart:title svg:x="6.209cm" svg:y="0.332cm" chart:style-name="ch2">
          <text:p>Algoritmo Guloso</text:p>
        </chart:title>
        <chart:plot-area chart:style-name="ch3" chart:data-source-has-labels="both" svg:x="1.33cm" svg:y="1.725cm" svg:width="14.03cm" svg:height="6.912cm">
          <chartooo:coordinate-region svg:x="1.766cm" svg:y="1.924cm" svg:width="13.407cm" svg:height="6.066cm"/>
          <chart:axis chart:dimension="x" chart:name="primary-x" chart:style-name="ch4" chartooo:axis-type="auto">
            <chartooo:date-scale/>
            <chart:title svg:x="7.679cm" svg:y="8.833cm" chart:style-name="ch5">
              <text:p>Coleção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6.072cm" chart:style-name="ch7">
              <text:p>Tempo (ms)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Guloso</text:p>
              </table:table-cell>
            </table:table-row>
          </table:table-header-rows>
          <table:table-rows>
            <table:table-row>
              <table:table-cell office:value-type="string">
                <text:p>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0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0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0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0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">
                <text:p>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4.595cm" svg:y="0.315cm" chart:style-name="ch2">
          <text:p>Algoritmo Programação Dinâmica</text:p>
        </chart:title>
        <chart:plot-area chart:style-name="ch3" chart:data-source-has-labels="both" svg:x="1.33cm" svg:y="1.657cm" svg:width="14.03cm" svg:height="6.182cm">
          <chartooo:coordinate-region svg:x="2.322cm" svg:y="1.856cm" svg:width="12.852cm" svg:height="5.336cm"/>
          <chart:axis chart:dimension="x" chart:name="primary-x" chart:style-name="ch4" chartooo:axis-type="auto">
            <chartooo:date-scale/>
            <chart:title svg:x="7.679cm" svg:y="8.018cm" chart:style-name="ch5">
              <text:p>Coleção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5.639cm" chart:style-name="ch7">
              <text:p>Tempo (ms)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0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06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07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08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0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67">
                <text:p>4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